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C0000001512FD82DB5EDA50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2" svg:font-family="'Ubuntu Mono'" style:font-pitch="fixed"/>
    <style:font-face style:name="Ubuntu Mono1" svg:font-family="'Ubuntu Mono'" style:font-adornments="細字" style:font-pitch="fixed"/>
    <style:font-face style:name="Noto Sans Light" svg:font-family="'Noto Sans Light'" style:font-adornments="細字" style:font-pitch="variable"/>
    <style:font-face style:name="Ubuntu Mono" svg:font-family="'Ubuntu Mono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3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font-size="60pt" style:font-size-asian="60pt" style:font-size-complex="60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T1" style:family="text">
      <style:text-properties style:font-name="Ubuntu Mono2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Noto Sans SemiBold2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Programmeringsdag</text:p>
          </draw:text-box>
        </draw:frame>
        <draw:frame presentation:style-name="pr2" draw:text-style-name="P4" draw:layer="layout" svg:width="25.5cm" svg:height="1.986cm" svg:x="1.5cm" svg:y="13cm" presentation:class="subtitle" presentation:user-transformed="true">
          <draw:text-box>
            <text:p>Richel Bilderbeek</text:p>
            <text:p text:style-name="P2">2022-05-07 10:00-(max)10:15</text:p>
            <text:p text:style-name="P2"/>
            <text:p text:style-name="P3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https://github.com/richelbilderbeek/programmeringsdag_usb_2022</text:span></text:p>
          </draw:text-box>
        </draw:frame>
        <draw:frame draw:style-name="gr1" draw:text-style-name="P5" draw:layer="layout" svg:width="4.572cm" svg:height="1.597cm" svg:x="22.098cm" svg:y="17.684cm">
          <draw:image xlink:href="Pictures/100002010000003C0000001512FD82DB5EDA50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Målet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Att ha det kul</text:span></text:p>
              </text:list-item>
              <text:list-item>
                <text:p><text:span text:style-name="T2">Lära programme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Programmet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Skapa lag</text:p>
              </text:list-item>
              <text:list-item>
                <text:p>Välja datorspel</text:p>
              </text:list-item>
              <text:list-item>
                <text:p>Lära programmering → t.ex. Processing</text:p>
              </text:list-item>
              <text:list-item>
                <text:p><text:span text:style-name="T3">Lära jobba tillsammans → </text:span>t.ex. git + Codeberg</text:p>
              </text:list-item>
              <text:list-item>
                <text:p>Skapa datorspel</text:p>
              </text:list-item>
              <text:list-item>
                <text:p/>
              </text:list-item>
              <text:list-item>
                <text:p>13:00 pizza</text:p>
              </text:list-item>
              <text:list-item>
                <text:p>15:30 visa era mästervärk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kapa la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4 (eller 5) personen</text:p>
              </text:list-item>
              <text:list-item>
                <text:p/>
              </text:list-item>
              <text:list-item>
                <text:p>1. Vem vill leda en lag, i vilken programmeringsspråk?</text:p>
              </text:list-item>
              <text:list-item>
                <text:p>2. Finns det redan grupper?</text:p>
              </text:list-item>
              <text:list-item>
                <text:p>3. Dela UMS elever över lag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jälpmedla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SB stick med Processing, ‘Processing för ungdomar’ och ‘git for youngsters’</text:p>
              </text:list-item>
            </text:list>
            <text:list text:style-name="L4">
              <text:list-item>
                <text:p text:style-name="P8"><text:span text:style-name="T3">Häfter </text:span>‘Processing för ungdomar’</text:p>
              </text:list-item>
              <text:list-item>
                <text:p text:style-name="P8"><text:span text:style-name="T3">Häfter ‘</text:span>git for youngsters’</text:p>
              </text:list-item>
              <text:list-item>
                <text:p text:style-name="P8">Datorn</text:p>
              </text:list-item>
              <text:list-item>
                <text:p text:style-name="P8"/>
              </text:list-item>
              <text:list-item>
                <text:p text:style-name="P8"/>
              </text:list-item>
              <text:list-item>
                <text:p text:style-name="P8"/>
              </text:list-item>
              <text:list-item>
                <text:p text:style-name="P8">(Vuxen: Christoffer, Janne och Richel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2" svg:font-family="'Ubuntu Mono'" style:font-pitch="fixed"/>
    <style:font-face style:name="Ubuntu Mono1" svg:font-family="'Ubuntu Mono'" style:font-adornments="細字" style:font-pitch="fixed"/>
    <style:font-face style:name="Noto Sans Light" svg:font-family="'Noto Sans Light'" style:font-adornments="細字" style:font-pitch="variable"/>
    <style:font-face style:name="Ubuntu Mono" svg:font-family="'Ubuntu Mono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3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398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98cm" fo:text-indent="0cm"/>
      <style:text-properties fo:font-size="18pt" style:font-size-asian="18pt" style:font-size-complex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98cm" fo:text-indent="0cm"/>
      <style:text-properties fo:font-size="14pt" style:font-size-asian="14pt" style:font-size-complex="14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98cm" fo:text-indent="0cm"/>
      <style:text-properties fo:font-size="14pt" style:font-size-asian="14pt" style:font-size-complex="14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1.25cm" fo:min-width="6.5cm"/>
    </style:style>
    <style:style style:name="Mgr6" style:family="graphic" style:parent-style-name="standard">
      <style:graphic-properties draw:stroke="none" draw:fill="solid" draw:fill-color="#bdc3c7" draw:textarea-vertical-align="middle" draw:auto-grow-height="false" fo:min-height="1.25cm" fo:min-width="17.5cm"/>
    </style:style>
    <style:style style:name="Mgr7" style:family="graphic" style:parent-style-name="standard">
      <style:graphic-properties draw:stroke="none" draw:fill-color="#f44336" draw:textarea-vertical-align="middle" draw:auto-grow-height="false" fo:min-height="1.25cm" fo:min-width="1cm"/>
    </style:style>
    <style:style style:name="Mgr8" style:family="graphic" style:parent-style-name="standard">
      <style:graphic-properties draw:stroke="none" draw:fill="none" draw:fill-color="#ffffff" fo:min-height="12.7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16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7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8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P1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draw:style-name="Mgr4" draw:text-style-name="MP5" draw:layer="backgroundobjects" svg:width="27cm" svg:height="3.5cm" svg:x="0cm" svg:y="0.499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7cm" svg:height="1.5cm" svg:x="21cm" svg:y="18.999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18cm" svg:height="1.5cm" svg:x="2.5cm" svg:y="18.999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1.5cm" svg:height="1.5cm" svg:x="0.5cm" svg:y="18.99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draw:style-name="Mgr8" draw:text-style-name="MP17" draw:layer="backgroundobjects" svg:width="25.5cm" svg:height="13cm" svg:x="1cm" svg:y="5.5cm">
        <draw:text-box>
          <text:p/>
        </draw:text-box>
      </draw:frame>
      <draw:frame presentation:style-name="Mpr1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1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draw:frame presentation:style-name="Alizarin_5f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5:48:19.414405569</meta:creation-date>
    <meta:editing-duration>P1DT19M37S</meta:editing-duration>
    <meta:editing-cycles>729</meta:editing-cycles>
    <meta:generator>LibreOffice/6.4.7.2$Linux_X86_64 LibreOffice_project/40$Build-2</meta:generator>
    <dc:title>Alizarin</dc:title>
    <dc:date>2022-05-05T21:55:11.970197267</dc:date>
    <meta:document-statistic meta:object-count="74"/>
  </office:meta>
</office:document-meta>
</file>